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19a6" officeooo:paragraph-rsid="001a19a6"/>
    </style:style>
    <style:style style:name="P2" style:family="paragraph" style:parent-style-name="Standard">
      <style:text-properties officeooo:rsid="001a19a6" officeooo:paragraph-rsid="001a19a6"/>
    </style:style>
    <style:style style:name="P3" style:family="paragraph" style:parent-style-name="Standard">
      <style:text-properties officeooo:rsid="001bf5cb" officeooo:paragraph-rsid="001bf5cb"/>
    </style:style>
    <style:style style:name="P4" style:family="paragraph" style:parent-style-name="Standard">
      <style:text-properties officeooo:rsid="001cb43a" officeooo:paragraph-rsid="001cb43a"/>
    </style:style>
    <style:style style:name="P5" style:family="paragraph" style:parent-style-name="Standard">
      <style:text-properties officeooo:rsid="001e640f" officeooo:paragraph-rsid="001e640f"/>
    </style:style>
    <style:style style:name="P6" style:family="paragraph" style:parent-style-name="Standard">
      <style:text-properties officeooo:rsid="0024fd6a" officeooo:paragraph-rsid="0024fd6a"/>
    </style:style>
    <style:style style:name="P7" style:family="paragraph" style:parent-style-name="Standard">
      <style:text-properties fo:font-weight="bold" officeooo:rsid="001a19a6" officeooo:paragraph-rsid="001a19a6" style:font-weight-asian="bold" style:font-weight-complex="bold"/>
    </style:style>
    <style:style style:name="P8" style:family="paragraph" style:parent-style-name="Standard">
      <style:text-properties fo:font-weight="bold" officeooo:rsid="001bf5cb" officeooo:paragraph-rsid="001bf5cb" style:font-weight-asian="bold" style:font-weight-complex="bold"/>
    </style:style>
    <style:style style:name="P9" style:family="paragraph" style:parent-style-name="Standard">
      <style:text-properties fo:font-weight="bold" officeooo:rsid="001e640f" officeooo:paragraph-rsid="001e640f" style:font-weight-asian="bold" style:font-weight-complex="bold"/>
    </style:style>
    <style:style style:name="P10" style:family="paragraph" style:parent-style-name="Standard">
      <style:paragraph-properties fo:break-before="page"/>
      <style:text-properties officeooo:rsid="001bf5cb" officeooo:paragraph-rsid="001bf5cb"/>
    </style:style>
    <style:style style:name="T1" style:family="text">
      <style:text-properties officeooo:rsid="001e64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cember 22, 2017:</text:p>
      <text:p text:style-name="P1"/>
      <text:p text:style-name="P1">I briefed my scoutmaster over an abstract idea for the project. He told me I needed to get someone at the Parks and Rec. department to validate my proposal. I was also told that I need to research what the project entails, cost, potential for scout labor; all of this compiled into an informal glimpse of the problem and solution I can tell my contact at Parks and Rec.</text:p>
      <text:p text:style-name="P1"/>
      <text:p text:style-name="P8">January 29, 2018:</text:p>
      <text:p text:style-name="P3"/>
      <text:p text:style-name="P3">I sent an email to Cassie Warthen, the chairwoman of the Satellite Beach Parks and Recreation department, outlining my plan for a net to prevent soccer balls from landing in a deep water-filled ditch on the outskirts of the field.</text:p>
      <text:p text:style-name="P3"/>
      <text:p text:style-name="P8">February 13, 2018:</text:p>
      <text:p text:style-name="P3"/>
      <text:p text:style-name="P3">I got a response from Mrs. Warthen by email. She said that the DeSoto Soccer fields would be under construction later in the calendar year; consequently, it would not be ideal for my project according to her. She asked if I had time to meet with her to come up with other ideas for projects around Satellite Beach.</text:p>
      <text:p text:style-name="P3"/>
      <text:p text:style-name="P8">February 15, 2018:</text:p>
      <text:p text:style-name="P3"/>
      <text:p text:style-name="P4">I have fallen ill with a severe sinus infection this week; this I counted in an email to Mrs. Warthen and that I would communicate with her when I recovered. After this I received no further correspondence from Mrs. Warthen, despite my clear approbation of her willingness to respond in the final line of the email. I have resolved to scrap the net idea and look for project opportunities with the Pass the Torch Inc nonprofit, recently incorporated on <text:span text:style-name="T1">2401 </text:span>Post Road.</text:p>
      <text:p text:style-name="P4"/>
      <text:p text:style-name="P9">February 25, 2018:</text:p>
      <text:p text:style-name="P5"/>
      <text:p text:style-name="P5">I met with Dan Walton, my scoutmaster and one of the board members of Pass the Torch Inc, at a café. We discussed several projects that will need to be constructed as some point or another at the building on 2401 Post Road.</text:p>
      <text:p text:style-name="P5"/>
      <text:p text:style-name="P9">June 5, 2018:</text:p>
      <text:p text:style-name="P5"/>
      <text:p text:style-name="P6">I decided to build a woodshed on the south side of the main building as my project. I again met with Mr. Walton to go over the process of planning and executing an Eagle project. I left with a detailed plan for how to complete the requirements in order and a project proposal sheet. I am able to access on our troop website a list of previous Eagle scouts and their documents they wrote when planning their own projects.</text:p>
      <text:p text:style-name="P3"/>
      <text:p text:style-name="P3"/>
      <text:p text:style-name="P3"/>
      <text:p text:style-name="P3"/>
      <text:p text:style-name="P10">TIME SP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8:36:19.478618842</meta:creation-date>
    <dc:date>2018-06-16T14:16:18.490019708</dc:date>
    <meta:editing-duration>PT18M5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13" meta:word-count="391" meta:character-count="2136" meta:non-whitespace-character-count="1758"/>
  </office:meta>
</office:document-meta>
</file>